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>sudo chattr -i /boot/grub/grub.cfg</text:span></text:p>
      <text:p text:style-name="Standard"><text:span text:style-name="Source_20_Text">sudo chmod 644 /boot/grub/grub.cfg</text:span></text:p>
      <text:p text:style-name="Standard"><text:span text:style-name="Source_20_Text">sudo chown root:root /boot/grub/grub.cfg</text:span></text:p>
      <text:p text:style-name="Standard"><text:span text:style-name="Source_20_Text"/></text:p>
      <text:p text:style-name="Standard"><text:span text:style-name="Source_20_Text">sudo apt-get purge grub\*</text:span></text:p>
      <text:p text:style-name="Standard"><text:span text:style-name="Source_20_Text">sudo apt-get install grub-efi</text:span></text:p>
      <text:p text:style-name="Standard"><text:span text:style-name="Source_20_Text">sudo update-grub</text:span></text:p>
      <text:p text:style-name="Standard"><text:span text:style-name="Source_20_Text"/></text:p>
      <text:p text:style-name="Standard"><text:span text:style-name="Source_20_Text">grub-mkconfig -o /boot/grub/grub.cf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12T16:35:46.712295810</meta:creation-date>
    <dc:date>2025-08-13T17:02:21.351068377</dc:date>
    <meta:editing-duration>PT15M2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7" meta:word-count="25" meta:character-count="214" meta:non-whitespace-character-count="196"/>
  </office:meta>
</office:document-meta>
</file>